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/*Server Process*/</text:p>
      <text:p text:style-name="Standard">#include &lt;sys/types.h&gt;</text:p>
      <text:p text:style-name="Standard">#include &lt;sys/stat.h&gt;</text:p>
      <text:p text:style-name="Standard">#include &lt;stdio.h&gt;</text:p>
      <text:p text:style-name="Standard"/>
      <text:p text:style-name="Standard">#define F1 "FIFO1"</text:p>
      <text:p text:style-name="Standard">#define F2 "FIFO2"</text:p>
      <text:p text:style-name="Standard">#define PERMS 0666</text:p>
      <text:p text:style-name="Standard"/>
      <text:p text:style-name="Standard">int main()</text:p>
      <text:p text:style-name="Standard">{</text:p>
      <text:p text:style-name="Standard"><text:s text:c="9"/>int fdw,fdr,sdw,sdr,pid,running=1;</text:p>
      <text:p text:style-name="Standard"><text:s text:c="9"/>char msg1[100];</text:p>
      <text:p text:style-name="Standard"><text:s text:c="9"/>mknod(F1,S_IFIFO|PERMS,0);</text:p>
      <text:p text:style-name="Standard"><text:s text:c="2"/><text:s text:c="7"/>mknod(F2,S_IFIFO|PERMS,0);</text:p>
      <text:p text:style-name="Standard"><text:s text:c="9"/>fdr=open(F1,0);</text:p>
      <text:p text:style-name="Standard"><text:s text:c="9"/>if(fdr==-1)</text:p>
      <text:p text:style-name="Standard"><text:s text:c="9"/>{</text:p>
      <text:p text:style-name="Standard"><text:s text:c="11"/>perror("Error opening the pipe1");</text:p>
      <text:p text:style-name="Standard"><text:s text:c="11"/>exit(1);</text:p>
      <text:p text:style-name="Standard"><text:s text:c="9"/>}</text:p>
      <text:p text:style-name="Standard"><text:s text:c="9"/>fdw=open(F2,1);</text:p>
      <text:p text:style-name="Standard"><text:s text:c="9"/>if(fdw==-1)</text:p>
      <text:p text:style-name="Standard"><text:s text:c="9"/>{</text:p>
      <text:p text:style-name="Standard"><text:s text:c="11"/>perror("Error opening the pipe2");</text:p>
      <text:p text:style-name="Standard"><text:s text:c="11"/>exit(1);</text:p>
      <text:p text:style-name="Standard"><text:s text:c="9"/>}</text:p>
      <text:p text:style-name="Standard"><text:s text:c="8"/>while(running)</text:p>
      <text:p text:style-name="Standard"><text:s text:c="9"/>{</text:p>
      <text:p text:style-name="Standard"><text:s text:c="28"/></text:p>
      <text:p text:style-name="Standard"><text:s text:c="12"/>if(read(fdr,msg1,sizeof(msg1))&lt;0)</text:p>
      <text:p text:style-name="Standard"><text:s text:c="11"/>{</text:p>
      <text:p text:style-name="Standard"><text:s text:c="13"/><text:s/>perror("error reading pipe");</text:p>
      <text:p text:style-name="Standard"><text:s text:c="14"/>exit(1);</text:p>
      <text:p text:style-name="Standard"><text:s text:c="11"/>} <text:s/></text:p>
      <text:p text:style-name="Standard"><text:s text:c="11"/>if(strncmp(msg1,"bye",3)==0)</text:p>
      <text:p text:style-name="Standard"><text:s text:c="11"/>{</text:p>
      <text:p text:style-name="Standard"><text:s text:c="14"/>running=0;</text:p>
      <text:p text:style-name="Standard"><text:s text:c="11"/>} <text:s/></text:p>
      <text:p text:style-name="Standard"><text:s text:c="11"/>printf("\nMessage to the server %s\n",msg1);</text:p>
      <text:p text:style-name="Standard"><text:s text:c="11"/>printf("\nMessage from the server\n");</text:p>
      <text:p text:style-name="Standard"><text:s text:c="11"/>gets(msg1);</text:p>
      <text:p text:style-name="Standard"><text:s text:c="11"/>if(write(fdw,msg1,sizeof(msg1))&lt;0)</text:p>
      <text:p text:style-name="Standard"><text:s text:c="11"/>{</text:p>
      <text:p text:style-name="Standard"><text:s text:c="14"/>perror("error writing pipe");</text:p>
      <text:p text:style-name="Standard"><text:s text:c="14"/>exit(1);</text:p>
      <text:p text:style-name="Standard"><text:s text:c="11"/>} <text:s/></text:p>
      <text:p text:style-name="Standard"><text:s text:c="8"/>}</text:p>
      <text:p text:style-name="Standard"><text:s text:c="4"/>}</text:p>
      <text:soft-page-break/>
      <text:p text:style-name="Standard"><text:s text:c="5"/>/*client Process*/</text:p>
      <text:p text:style-name="Standard">#include &lt;sys/types.h&gt;</text:p>
      <text:p text:style-name="Standard">#include &lt;sys/stat.h&gt;</text:p>
      <text:p text:style-name="Standard">#include &lt;stdio.h&gt;</text:p>
      <text:p text:style-name="Standard"/>
      <text:p text:style-name="Standard"/>
      <text:p text:style-name="Standard"/>
      <text:p text:style-name="Standard">int main()</text:p>
      <text:p text:style-name="Standard">{</text:p>
      <text:p text:style-name="Standard"><text:s text:c="9"/>int fdw,fdr,sdw,sdr,pid,running=1;</text:p>
      <text:p text:style-name="Standard"><text:s text:c="9"/>char msg1[100];</text:p>
      <text:p text:style-name="Standard"><text:s text:c="9"/>fdw=open(F1,1);</text:p>
      <text:p text:style-name="Standard"><text:s text:c="9"/>if(fdw==-1)</text:p>
      <text:p text:style-name="Standard"><text:s text:c="9"/>{</text:p>
      <text:p text:style-name="Standard"><text:s text:c="11"/>perror("Error opening the pipe1");</text:p>
      <text:p text:style-name="Standard"><text:s text:c="11"/>exit(1);</text:p>
      <text:p text:style-name="Standard"><text:s text:c="9"/>}</text:p>
      <text:p text:style-name="Standard"><text:s text:c="9"/>fdr=open(F2,0);</text:p>
      <text:p text:style-name="Standard"><text:s text:c="9"/>if(fdr==-1)</text:p>
      <text:p text:style-name="Standard"><text:s text:c="9"/>{</text:p>
      <text:p text:style-name="Standard"><text:s text:c="11"/>perror("Error opening the pipe2");</text:p>
      <text:p text:style-name="Standard"><text:s text:c="11"/>exit(1);</text:p>
      <text:p text:style-name="Standard"><text:s text:c="9"/>}</text:p>
      <text:p text:style-name="Standard"><text:s text:c="9"/>while(running)</text:p>
      <text:p text:style-name="Standard"><text:s text:c="9"/>{</text:p>
      <text:p text:style-name="Standard"><text:s text:c="11"/>printf("\nMessage from client\n");</text:p>
      <text:p text:style-name="Standard"><text:s text:c="11"/>gets(msg1);</text:p>
      <text:p text:style-name="Standard"><text:s text:c="11"/>if(write(fdw,msg1,sizeof(msg1))&lt;0)</text:p>
      <text:p text:style-name="Standard"><text:s text:c="11"/>{</text:p>
      <text:p text:style-name="Standard"><text:s text:c="14"/>perror("error writing pipe");</text:p>
      <text:p text:style-name="Standard"><text:s text:c="14"/>exit(1);</text:p>
      <text:p text:style-name="Standard"><text:s text:c="11"/>} <text:s/></text:p>
      <text:p text:style-name="Standard"><text:s text:c="10"/></text:p>
      <text:p text:style-name="Standard"><text:s text:c="11"/>if(read(fdr,msg1,sizeof(msg1))&lt;0)</text:p>
      <text:p text:style-name="Standard"><text:s text:c="11"/>{</text:p>
      <text:p text:style-name="Standard"><text:s text:c="14"/>perror("error reading pipe");</text:p>
      <text:p text:style-name="Standard"><text:s text:c="14"/>exit(1);</text:p>
      <text:p text:style-name="Standard"><text:s text:c="11"/>}</text:p>
      <text:p text:style-name="Standard"><text:s text:c="11"/>if(strncmp(msg1,"bye",3)==0)</text:p>
      <text:p text:style-name="Standard"><text:s text:c="11"/>{</text:p>
      <text:p text:style-name="Standard"><text:s text:c="14"/>running=0;</text:p>
      <text:p text:style-name="Standard"><text:s text:c="2"/><text:s text:c="9"/>} <text:s text:c="3"/></text:p>
      <text:p text:style-name="Standard"><text:s text:c="11"/>printf("\nMessage to the client %s\n",msg1);</text:p>
      <text:p text:style-name="Standard"><text:s text:c="8"/>}</text:p>
      <text:p text:style-name="Standard"><text:s text:c="4"/>}</text:p>
      <text:p text:style-name="Standard"><text:s text:c="13"/></text:p>
      <text:p text:style-name="Standard"/>
      <text:p text:style-name="Standard"/>
      <text:p text:style-name="Standard"/>
      <text:p text:style-name="Standard"/>
      <text:p text:style-name="Standard">/*Concatenating the string*/</text:p>
      <text:p text:style-name="Standard"/>
      <text:p text:style-name="Standard">/*client Process*/</text:p>
      <text:p text:style-name="Standard">#include &lt;sys/types.h&gt;</text:p>
      <text:p text:style-name="Standard">#include &lt;sys/stat.h&gt;</text:p>
      <text:p text:style-name="Standard">#include &lt;stdio.h&gt;</text:p>
      <text:p text:style-name="Standard">#define F1 "FIFO1"</text:p>
      <text:p text:style-name="Standard">#define F2 "FIFO2"</text:p>
      <text:p text:style-name="Standard"><text:s/>main()</text:p>
      <text:p text:style-name="Standard">{</text:p>
      <text:p text:style-name="Standard"><text:s text:c="9"/>int fdw,fdr,sdw,sdr,pid,running=1;</text:p>
      <text:p text:style-name="Standard"><text:s text:c="9"/>char msg[100],msg1[100];</text:p>
      <text:p text:style-name="Standard"><text:s text:c="9"/>fdw=open(F1,1);</text:p>
      <text:p text:style-name="Standard"><text:s text:c="9"/>if(fdw==-1)</text:p>
      <text:p text:style-name="Standard"><text:s text:c="9"/>{</text:p>
      <text:p text:style-name="Standard"><text:s text:c="11"/>perror("Error opening the pipe1");</text:p>
      <text:p text:style-name="Standard"><text:s text:c="11"/>exit(1);</text:p>
      <text:p text:style-name="Standard"><text:s text:c="9"/>}</text:p>
      <text:p text:style-name="Standard"><text:s text:c="9"/>fdr=open(F2,0);</text:p>
      <text:p text:style-name="Standard"><text:s text:c="9"/>if(fdr==-1)</text:p>
      <text:p text:style-name="Standard"><text:s text:c="9"/>{</text:p>
      <text:p text:style-name="Standard"><text:s text:c="11"/>perror("Error opening the pipe2");</text:p>
      <text:p text:style-name="Standard"><text:s text:c="11"/>exit(1);</text:p>
      <text:p text:style-name="Standard"><text:s text:c="9"/>}</text:p>
      <text:p text:style-name="Standard"/>
      <text:p text:style-name="Standard"><text:s text:c="11"/>printf("\nMessage1 from client\n");</text:p>
      <text:p text:style-name="Standard"><text:s text:c="11"/>gets(msg);</text:p>
      <text:p text:style-name="Standard"/>
      <text:p text:style-name="Standard"/>
      <text:p text:style-name="Standard"><text:s text:c="11"/>if(write(fdw,msg,sizeof(msg))&lt;0)</text:p>
      <text:p text:style-name="Standard"><text:s text:c="11"/>{</text:p>
      <text:p text:style-name="Standard"><text:s text:c="14"/>perror("error writing pipe");</text:p>
      <text:p text:style-name="Standard"><text:s text:c="14"/>exit(1);</text:p>
      <text:p text:style-name="Standard"><text:s text:c="11"/>}</text:p>
      <text:p text:style-name="Standard"/>
      <text:p text:style-name="Standard"><text:s text:c="11"/>printf("\n Message2 from client\n");</text:p>
      <text:p text:style-name="Standard"><text:s text:c="11"/>gets(msg1);</text:p>
      <text:p text:style-name="Standard"/>
      <text:p text:style-name="Standard"><text:s text:c="11"/>if(write(fdw,msg1,sizeof(msg1))&lt;0)</text:p>
      <text:p text:style-name="Standard"><text:s text:c="11"/>{</text:p>
      <text:p text:style-name="Standard"><text:s text:c="13"/>perror("error writing pipe");</text:p>
      <text:p text:style-name="Standard"><text:s text:c="13"/>exit(1);</text:p>
      <text:p text:style-name="Standard"><text:s text:c="11"/>}</text:p>
      <text:p text:style-name="Standard"/>
      <text:p text:style-name="Standard"><text:s text:c="11"/>if(read(fdr,msg1,sizeof(msg1))&lt;0)</text:p>
      <text:p text:style-name="Standard"><text:s text:c="11"/>{</text:p>
      <text:p text:style-name="Standard"><text:s text:c="14"/>perror("error reading pipe");</text:p>
      <text:p text:style-name="Standard"><text:s text:c="14"/>exit(1);</text:p>
      <text:soft-page-break/>
      <text:p text:style-name="Standard"><text:s text:c="11"/>}</text:p>
      <text:p text:style-name="Standard"/>
      <text:p text:style-name="Standard"><text:s text:c="11"/>printf("\nConcatenated string from server %s\n",msg1);</text:p>
      <text:p text:style-name="Standard"><text:s text:c="8"/>}<text:s text:c="9"/></text:p>
      <text:p text:style-name="Standard"/>
      <text:p text:style-name="Standard"/>
      <text:p text:style-name="Standard">/*server process*/</text:p>
      <text:p text:style-name="Standard">#include &lt;sys/types.h&gt;</text:p>
      <text:p text:style-name="Standard">#include &lt;sys/stat.h&gt;</text:p>
      <text:p text:style-name="Standard">#include &lt;stdio.h&gt;</text:p>
      <text:p text:style-name="Standard"/>
      <text:p text:style-name="Standard">#define F1 "FIFO1"</text:p>
      <text:p text:style-name="Standard">#define F2 "FIFO2"</text:p>
      <text:p text:style-name="Standard">#define PERMS 0666</text:p>
      <text:p text:style-name="Standard"/>
      <text:p text:style-name="Standard">int main()</text:p>
      <text:p text:style-name="Standard">{</text:p>
      <text:p text:style-name="Standard"><text:s text:c="9"/>int fdw,fdr,sdw,sdr,pid,running=1;</text:p>
      <text:p text:style-name="Standard"><text:s text:c="9"/>char msg[100],msg1[100];</text:p>
      <text:p text:style-name="Standard"><text:s text:c="9"/>mknod(F1,S_IFIFO|PERMS,0);</text:p>
      <text:p text:style-name="Standard"><text:s text:c="9"/>mknod(F2,S_IFIFO|PERMS,0);</text:p>
      <text:p text:style-name="Standard"><text:s text:c="9"/>fdr=open(F1,0);</text:p>
      <text:p text:style-name="Standard"><text:s text:c="9"/>if(fdr==-1)</text:p>
      <text:p text:style-name="Standard"><text:s text:c="9"/>{</text:p>
      <text:p text:style-name="Standard"><text:s text:c="11"/>perror("Error opening the pipe1");</text:p>
      <text:p text:style-name="Standard"><text:s text:c="11"/>exit(1);</text:p>
      <text:p text:style-name="Standard"><text:s text:c="9"/>}</text:p>
      <text:p text:style-name="Standard"><text:s text:c="9"/>fdw=open(F2,1);</text:p>
      <text:p text:style-name="Standard"><text:s text:c="9"/>if(fdw==-1)</text:p>
      <text:p text:style-name="Standard"><text:s text:c="9"/>{</text:p>
      <text:p text:style-name="Standard"><text:s text:c="11"/>perror("Error opening the pipe2");</text:p>
      <text:p text:style-name="Standard"><text:s text:c="11"/>exit(1);</text:p>
      <text:p text:style-name="Standard"><text:s text:c="9"/>}</text:p>
      <text:p text:style-name="Standard"><text:s text:c="9"/>if(read(fdr,msg,sizeof(msg))&lt;0)</text:p>
      <text:p text:style-name="Standard"><text:s text:c="9"/>{</text:p>
      <text:p text:style-name="Standard"><text:s text:c="11"/>perror("error reading pipe");</text:p>
      <text:p text:style-name="Standard"><text:s text:c="11"/>exit(1);</text:p>
      <text:p text:style-name="Standard"><text:s text:c="10"/>}</text:p>
      <text:p text:style-name="Standard"/>
      <text:p text:style-name="Standard"/>
      <text:p text:style-name="Standard"><text:s text:c="11"/>printf("\nMessage to the server %s\n",msg);</text:p>
      <text:p text:style-name="Standard"><text:s text:c="11"/>if(read(fdr,msg1,sizeof(msg1))&lt;0)</text:p>
      <text:p text:style-name="Standard"><text:s text:c="11"/>{</text:p>
      <text:p text:style-name="Standard"><text:s text:c="14"/>perror("error reading pipe");</text:p>
      <text:p text:style-name="Standard"><text:s text:c="14"/>exit(1);</text:p>
      <text:p text:style-name="Standard"><text:s text:c="11"/>}</text:p>
      <text:p text:style-name="Standard"/>
      <text:p text:style-name="Standard"/>
      <text:p text:style-name="Standard"><text:s text:c="10"/>printf("\nMessage to the server %s\n",msg1);</text:p>
      <text:soft-page-break/>
      <text:p text:style-name="Standard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HE</dc:creator>
    <meta:creation-date>2018-02-03T13:29:00Z</meta:creation-date>
    <dc:date>2018-02-05T10:51:00Z</dc:date>
    <meta:template xlink:href="Normal" xlink:type="simple"/>
    <meta:editing-cycles>3</meta:editing-cycles>
    <meta:editing-duration>PT10440S</meta:editing-duration>
    <meta:document-statistic meta:page-count="5" meta:paragraph-count="8" meta:word-count="637" meta:character-count="4264" meta:row-count="30" meta:non-whitespace-character-count="3635"/>
  </office:meta>
</office:document-meta>
</file>